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automatic-styles>
    <style:style style:name="ControlDeVersion" style:family="table">
      <style:table-properties style:width="35.93cm" fo:break-before="page" table:align="margins"/>
    </style:style>
    <style:style style:name="ControlDeVersion.A" style:family="table-column">
      <style:table-column-properties style:column-width="11.977cm" style:rel-column-width="21845*"/>
    </style:style>
    <style:style style:name="ControlDeVersion.A1" style:family="table-cell">
      <style:table-cell-properties fo:padding="0.097cm" fo:border-left="0.05pt solid #000000" fo:border-right="none" fo:border-top="0.05pt solid #000000" fo:border-bottom="0.05pt solid #000000"/>
    </style:style>
    <style:style style:name="ControlDeVersion.C1" style:family="table-cell">
      <style:table-cell-properties fo:padding="0.097cm" fo:border="0.05pt solid #000000"/>
    </style:style>
    <style:style style:name="ControlDeVersion.A2" style:family="table-cell">
      <style:table-cell-properties fo:padding="0.097cm" fo:border-left="0.05pt solid #000000" fo:border-right="none" fo:border-top="none" fo:border-bottom="0.05pt solid #000000"/>
    </style:style>
    <style:style style:name="ControlDeVersion.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b8ef1"/>
    </style:style>
    <style:style style:name="P2" style:family="paragraph" style:parent-style-name="Standard">
      <style:paragraph-properties fo:text-align="start" style:justify-single-word="false"/>
      <style:text-properties officeooo:rsid="0012a127" officeooo:paragraph-rsid="001bf66a"/>
    </style:style>
    <style:style style:name="P3" style:family="paragraph" style:parent-style-name="Standard">
      <style:paragraph-properties fo:text-align="start" style:justify-single-word="false"/>
      <style:text-properties officeooo:rsid="000f4191" officeooo:paragraph-rsid="001bf66a"/>
    </style:style>
    <style:style style:name="P4" style:family="paragraph" style:parent-style-name="Standard">
      <style:paragraph-properties fo:text-align="start" style:justify-single-word="false"/>
      <style:text-properties officeooo:rsid="001c2ba6" officeooo:paragraph-rsid="00213acd"/>
    </style:style>
    <style:style style:name="P5" style:family="paragraph" style:parent-style-name="Standard">
      <style:paragraph-properties fo:text-align="start" style:justify-single-word="false"/>
      <style:text-properties officeooo:rsid="00153221" officeooo:paragraph-rsid="00213acd"/>
    </style:style>
    <style:style style:name="P6" style:family="paragraph" style:parent-style-name="Standard">
      <style:paragraph-properties fo:text-align="start" style:justify-single-word="false"/>
      <style:text-properties officeooo:rsid="001629c0" officeooo:paragraph-rsid="00213acd"/>
    </style:style>
    <style:style style:name="P7" style:family="paragraph" style:parent-style-name="Table_20_Contents">
      <style:paragraph-properties fo:text-align="start" style:justify-single-word="false"/>
      <style:text-properties officeooo:rsid="00213f8b" officeooo:paragraph-rsid="00213f8b"/>
    </style:style>
    <style:style style:name="P8" style:family="paragraph" style:parent-style-name="Frame_20_contents">
      <style:paragraph-properties fo:text-align="start" style:justify-single-word="false"/>
      <style:text-properties officeooo:rsid="0015dcaa" officeooo:paragraph-rsid="0015dcaa"/>
    </style:style>
    <style:style style:name="P9" style:family="paragraph" style:parent-style-name="Frame_20_contents">
      <style:paragraph-properties fo:text-align="start" style:justify-single-word="false"/>
      <style:text-properties officeooo:rsid="001b0468" officeooo:paragraph-rsid="001b0468"/>
    </style:style>
    <style:style style:name="P10" style:family="paragraph" style:parent-style-name="Frame_20_contents">
      <style:paragraph-properties fo:text-align="start" style:justify-single-word="false"/>
      <style:text-properties officeooo:rsid="00174b0b" officeooo:paragraph-rsid="00174b0b"/>
    </style:style>
    <style:style style:name="P11" style:family="paragraph" style:parent-style-name="Frame_20_contents">
      <style:paragraph-properties fo:text-align="start" style:justify-single-word="false"/>
      <style:text-properties officeooo:rsid="0018fdac" officeooo:paragraph-rsid="0018fdac"/>
    </style:style>
    <style:style style:name="P12" style:family="paragraph" style:parent-style-name="Frame_20_contents">
      <style:paragraph-properties fo:text-align="start" style:justify-single-word="false"/>
      <style:text-properties officeooo:rsid="001acb7f" officeooo:paragraph-rsid="001acb7f"/>
    </style:style>
    <style:style style:name="P13" style:family="paragraph" style:parent-style-name="Frame_20_contents">
      <style:paragraph-properties fo:text-align="start" style:justify-single-word="false"/>
      <style:text-properties officeooo:rsid="001c2ba6" officeooo:paragraph-rsid="001c2ba6"/>
    </style:style>
    <style:style style:name="P14" style:family="paragraph" style:parent-style-name="Frame_20_contents">
      <style:paragraph-properties fo:text-align="start" style:justify-single-word="false"/>
      <style:text-properties officeooo:rsid="001e1ce4" officeooo:paragraph-rsid="001e1ce4"/>
    </style:style>
    <style:style style:name="P15" style:family="paragraph" style:parent-style-name="Standard">
      <style:paragraph-properties fo:text-align="center" style:justify-single-word="false"/>
      <style:text-properties officeooo:rsid="000f4191" officeooo:paragraph-rsid="001b8ef1"/>
    </style:style>
    <style:style style:name="P16" style:family="paragraph" style:parent-style-name="Standard" style:list-style-name="L1">
      <style:paragraph-properties fo:text-align="start" style:justify-single-word="false"/>
      <style:text-properties officeooo:rsid="000f9704" officeooo:paragraph-rsid="001bf66a"/>
    </style:style>
    <style:style style:name="P17" style:family="paragraph" style:parent-style-name="Standard" style:list-style-name="L1">
      <style:paragraph-properties fo:text-align="start" style:justify-single-word="false"/>
      <style:text-properties officeooo:rsid="0010189e" officeooo:paragraph-rsid="001bf66a"/>
    </style:style>
    <style:style style:name="P18" style:family="paragraph" style:parent-style-name="Standard" style:list-style-name="L1">
      <style:paragraph-properties fo:text-align="start" style:justify-single-word="false"/>
      <style:text-properties officeooo:rsid="00118e0f" officeooo:paragraph-rsid="001bf66a"/>
    </style:style>
    <style:style style:name="P19" style:family="paragraph" style:parent-style-name="Standard" style:list-style-name="L1">
      <style:paragraph-properties fo:text-align="start" style:justify-single-word="false"/>
      <style:text-properties officeooo:rsid="001f66f2" officeooo:paragraph-rsid="001f66f2"/>
    </style:style>
    <style:style style:name="P20" style:family="paragraph" style:parent-style-name="Standard" style:list-style-name="L1">
      <style:paragraph-properties fo:text-align="start" style:justify-single-word="false"/>
      <style:text-properties officeooo:rsid="0012a127" officeooo:paragraph-rsid="001bf66a"/>
    </style:style>
    <style:style style:name="P21" style:family="paragraph" style:parent-style-name="Standard">
      <style:paragraph-properties fo:text-align="start" style:justify-single-word="false"/>
      <style:text-properties officeooo:rsid="001c2ba6" officeooo:paragraph-rsid="00213acd"/>
    </style:style>
    <style:style style:name="P22" style:family="paragraph" style:parent-style-name="Standard">
      <style:paragraph-properties fo:text-align="start" style:justify-single-word="false" fo:break-before="page"/>
      <style:text-properties officeooo:rsid="001c2ba6" officeooo:paragraph-rsid="00213acd"/>
    </style:style>
    <style:style style:name="P23" style:family="paragraph" style:parent-style-name="Frame_20_contents">
      <style:paragraph-properties fo:text-align="start" style:justify-single-word="false"/>
      <style:text-properties officeooo:rsid="0015dcaa" officeooo:paragraph-rsid="0015dcaa"/>
    </style:style>
    <style:style style:name="P24" style:family="paragraph" style:parent-style-name="Frame_20_contents">
      <style:paragraph-properties fo:text-align="start" style:justify-single-word="false"/>
      <style:text-properties officeooo:rsid="0015dcaa" officeooo:paragraph-rsid="0025a187"/>
    </style:style>
    <style:style style:name="P25" style:family="paragraph" style:parent-style-name="Frame_20_contents">
      <style:paragraph-properties fo:text-align="start" style:justify-single-word="false"/>
      <style:text-properties officeooo:rsid="0015dcaa" officeooo:paragraph-rsid="00287ddd"/>
    </style:style>
    <style:style style:name="P26" style:family="paragraph" style:parent-style-name="Frame_20_contents">
      <style:paragraph-properties fo:text-align="start" style:justify-single-word="false"/>
      <style:text-properties officeooo:rsid="0015dcaa" officeooo:paragraph-rsid="002bf327"/>
    </style:style>
    <style:style style:name="P27" style:family="paragraph" style:parent-style-name="Frame_20_contents">
      <style:paragraph-properties fo:text-align="start" style:justify-single-word="false"/>
      <style:text-properties officeooo:rsid="0015dcaa" officeooo:paragraph-rsid="002d36e1"/>
    </style:style>
    <style:style style:name="P28" style:family="paragraph" style:parent-style-name="Frame_20_contents">
      <style:paragraph-properties fo:text-align="start" style:justify-single-word="false"/>
      <style:text-properties officeooo:rsid="0015dcaa" officeooo:paragraph-rsid="002f19e4"/>
    </style:style>
    <style:style style:name="P29" style:family="paragraph" style:parent-style-name="Frame_20_contents">
      <style:paragraph-properties fo:text-align="start" style:justify-single-word="false"/>
      <style:text-properties officeooo:rsid="0015dcaa" officeooo:paragraph-rsid="002f7f20"/>
    </style:style>
    <style:style style:name="P30" style:family="paragraph" style:parent-style-name="Frame_20_contents">
      <style:paragraph-properties fo:text-align="start" style:justify-single-word="false"/>
      <style:text-properties officeooo:rsid="0015dcaa" officeooo:paragraph-rsid="00320ef1"/>
    </style:style>
    <style:style style:name="P31" style:family="paragraph" style:parent-style-name="Frame_20_contents">
      <style:paragraph-properties fo:text-align="start" style:justify-single-word="false"/>
      <style:text-properties officeooo:rsid="0015dcaa" officeooo:paragraph-rsid="0033d064"/>
    </style:style>
    <style:style style:name="P32" style:family="paragraph" style:parent-style-name="Frame_20_contents">
      <style:paragraph-properties fo:text-align="start" style:justify-single-word="false"/>
      <style:text-properties officeooo:rsid="001b0468" officeooo:paragraph-rsid="001b0468"/>
    </style:style>
    <style:style style:name="P33" style:family="paragraph" style:parent-style-name="Frame_20_contents">
      <style:paragraph-properties fo:text-align="start" style:justify-single-word="false"/>
      <style:text-properties officeooo:rsid="00174b0b" officeooo:paragraph-rsid="00174b0b"/>
    </style:style>
    <style:style style:name="P34" style:family="paragraph" style:parent-style-name="Frame_20_contents">
      <style:paragraph-properties fo:text-align="start" style:justify-single-word="false"/>
      <style:text-properties officeooo:rsid="0018fdac" officeooo:paragraph-rsid="0018fdac"/>
    </style:style>
    <style:style style:name="P35" style:family="paragraph" style:parent-style-name="Frame_20_contents">
      <style:paragraph-properties fo:text-align="start" style:justify-single-word="false"/>
      <style:text-properties officeooo:rsid="001acb7f" officeooo:paragraph-rsid="001acb7f"/>
    </style:style>
    <style:style style:name="T1" style:family="text">
      <style:text-properties officeooo:rsid="002c0382"/>
    </style:style>
    <style:style style:name="T2" style:family="text">
      <style:text-properties officeooo:rsid="002e38c6"/>
    </style:style>
    <style:style style:name="T3" style:family="text">
      <style:text-properties officeooo:rsid="001d0417"/>
    </style:style>
    <style:style style:name="T4" style:family="text">
      <style:text-properties officeooo:rsid="001e2ff5"/>
    </style:style>
    <style:style style:name="T5" style:family="text">
      <style:text-properties officeooo:rsid="001b63b8"/>
    </style:style>
    <style:style style:name="T6" style:family="text">
      <style:text-properties officeooo:rsid="000f9704"/>
    </style:style>
    <style:style style:name="T7" style:family="text">
      <style:text-properties officeooo:rsid="0026cafc"/>
    </style:style>
    <style:style style:name="T8" style:family="text">
      <style:text-properties officeooo:rsid="00287ddd"/>
    </style:style>
    <style:style style:name="T9" style:family="text">
      <style:text-properties officeooo:rsid="0010189e"/>
    </style:style>
    <style:style style:name="T10" style:family="text">
      <style:text-properties officeooo:rsid="002bf327"/>
    </style:style>
    <style:style style:name="T11" style:family="text">
      <style:text-properties officeooo:rsid="00118e0f"/>
    </style:style>
    <style:style style:name="T12" style:family="text">
      <style:text-properties officeooo:rsid="002d36e1"/>
    </style:style>
    <style:style style:name="T13" style:family="text">
      <style:text-properties officeooo:rsid="001f66f2"/>
    </style:style>
    <style:style style:name="T14" style:family="text">
      <style:text-properties officeooo:rsid="002f19e4"/>
    </style:style>
    <style:style style:name="T15" style:family="text">
      <style:text-properties officeooo:rsid="0012a127"/>
    </style:style>
    <style:style style:name="T16" style:family="text">
      <style:text-properties officeooo:rsid="002f7f20"/>
    </style:style>
    <style:style style:name="T17" style:family="text">
      <style:text-properties officeooo:rsid="00320ef1"/>
    </style:style>
    <style:style style:name="T18" style:family="text">
      <style:text-properties officeooo:rsid="0033d064"/>
    </style:style>
    <style:style style:name="T19" style:family="text">
      <style:text-properties officeooo:rsid="00368cfd"/>
    </style:style>
    <style:style style:name="T20" style:family="text">
      <style:text-properties officeooo:rsid="0039ea8b"/>
    </style:style>
    <style:style style:name="T21" style:family="text">
      <style:text-properties officeooo:rsid="003ca338"/>
    </style:style>
    <style:style style:name="T22" style:family="text">
      <style:text-properties officeooo:rsid="003f8b19"/>
    </style:style>
    <style:style style:name="T23" style:family="text">
      <style:text-properties officeooo:rsid="0042e8e4"/>
    </style:style>
    <style:style style:name="T24" style:family="text">
      <style:text-properties officeooo:rsid="0044b4ab"/>
    </style:style>
    <style:style style:name="T25" style:family="text">
      <style:text-properties officeooo:rsid="0044fa15"/>
    </style:style>
    <style:style style:name="T26" style:family="text">
      <style:text-properties officeooo:rsid="00468148"/>
    </style:style>
    <style:style style:name="T27" style:family="text">
      <style:text-properties officeooo:rsid="00487f1d"/>
    </style:style>
    <style:style style:name="T28" style:family="text">
      <style:text-properties officeooo:rsid="0049ce95"/>
    </style:style>
    <style:style style:name="T29" style:family="text">
      <style:text-properties officeooo:rsid="004ca624"/>
    </style:style>
    <style:style style:name="T30" style:family="text">
      <style:text-properties officeooo:rsid="0051c367"/>
    </style:style>
    <style:style style:name="T31" style:family="text">
      <style:text-properties officeooo:rsid="0054d986"/>
    </style:style>
    <style:style style:name="T32" style:family="text">
      <style:text-properties officeooo:rsid="0054e200"/>
    </style:style>
    <style:style style:name="fr1" style:family="graphic" style:parent-style-name="Frame">
      <style:graphic-properties style:vertical-pos="top" style:vertical-rel="baseline" loext:rel-width-rel="paragraph"/>
    </style:style>
    <style:style style:name="fr2" style:family="graphic" style:parent-style-name="Frame">
      <style:graphic-properties style:vertical-pos="from-top"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ta de la sexta reunión del TFG</text:p>
      <text:p text:style-name="P1"/>
      <text:p text:style-name="P3"><text:span text:style-name="T1">Orden</text:span> del día:</text:p>
      <text:list xml:id="list689465563" text:style-name="L1">
        <text:list-item>
          <text:p text:style-name="P16">Experiencias aprendidas en la realización de las actividades esta semana.</text:p>
        </text:list-item>
        <text:list-item>
          <text:p text:style-name="P16">Comprobación del progreso de la <text:span text:style-name="T3">quinta </text:span>iteración.</text:p>
        </text:list-item>
        <text:list-item>
          <text:p text:style-name="P17">(En el caso de decidirse la <text:span text:style-name="T2">cuarta </text:span>iteración como terminada) Definición de la <text:span text:style-name="T4">sexta</text:span> iteración.</text:p>
        </text:list-item>
        <text:list-item>
          <text:p text:style-name="P18">Análisis de las actividades, riesgos y aspectos pertinentes de la <text:span text:style-name="T4">sexta </text:span>iteración.</text:p>
        </text:list-item>
        <text:list-item>
          <text:p text:style-name="P19">Problemas y fallos encontrados en la revisión y soluciones pensadas.</text:p>
        </text:list-item>
        <text:list-item>
          <text:p text:style-name="P20">Acciones a realizar.</text:p>
        </text:list-item>
        <text:list-item>
          <text:p text:style-name="P20">Ruegos y preguntas.</text:p>
        </text:list-item>
        <text:list-item>
          <text:p text:style-name="P20">Acuerdo de la realización de la próxima reunión.</text:p>
        </text:list-item>
      </text:list>
      <text:p text:style-name="P2"/>
      <text:p text:style-name="P5">Plantilla de punto de la reunión:</text:p>
      <text:p text:style-name="P5"><draw:frame draw:style-name="fr1" draw:name="Frame1" text:anchor-type="as-char" svg:width="35.93cm" style:rel-width="100%" draw:z-index="0"><draw:text-box fo:min-height="0.499cm"><text:p text:style-name="P8">Título:</text:p><text:p text:style-name="P8">Descripción:</text:p><text:p text:style-name="P8">Resolución:</text:p></draw:text-box></draw:frame></text:p>
      <text:p text:style-name="P6">Plantilla de actividad de iteración:</text:p>
      <text:p text:style-name="P6"><draw:frame draw:style-name="fr2" draw:name="Frame2" text:anchor-type="as-char" svg:y="-4.339cm" svg:width="35.93cm" style:rel-width="100%" draw:z-index="1"><draw:text-box fo:min-height="0.499cm"><text:p text:style-name="P9">Identificado<text:span text:style-name="T5">r:</text:span></text:p><text:p text:style-name="P8">Título:</text:p><text:p text:style-name="P8">Descripción:</text:p><text:p text:style-name="P10">Duración:</text:p><text:p text:style-name="P11">Subactividades:</text:p><text:p text:style-name="P12">Riesgos asociados:</text:p></draw:text-box></draw:frame></text:p>
      <text:p text:style-name="P4">Plantilla de riesgos:</text:p>
      <text:p text:style-name="P4"><draw:frame draw:style-name="fr1" draw:name="Frame3" text:anchor-type="as-char" svg:width="35.93cm" style:rel-width="100%" draw:z-index="2"><draw:text-box fo:min-height="0.499cm"><text:p text:style-name="P13">Identificador:</text:p><text:p text:style-name="P8">Título:</text:p><text:p text:style-name="P8">Descripción:</text:p><text:p text:style-name="P13">Probabilidad de aparición:</text:p><text:p text:style-name="P14">Formas de paliar:</text:p><text:p text:style-name="P14">Soluciones si ocurre:</text:p></draw:text-box></draw:frame></text:p>
      <text:p text:style-name="P4"/>
      <table:table table:name="ControlDeVersion" table:style-name="ControlDeVersion">
        <table:table-column table:style-name="ControlDeVersion.A" table:number-columns-repeated="3"/>
        <table:table-row>
          <table:table-cell table:style-name="ControlDeVersion.A1" office:value-type="string">
            <text:p text:style-name="P7">Versión</text:p>
          </table:table-cell>
          <table:table-cell table:style-name="ControlDeVersion.A1" office:value-type="string">
            <text:p text:style-name="P7">Descripción</text:p>
          </table:table-cell>
          <table:table-cell table:style-name="ControlDeVersion.C1" office:value-type="string">
            <text:p text:style-name="P7">Fecha</text:p>
          </table:table-cell>
        </table:table-row>
        <table:table-row>
          <table:table-cell table:style-name="ControlDeVersion.A2" office:value-type="string">
            <text:p text:style-name="P7">1.0</text:p>
          </table:table-cell>
          <table:table-cell table:style-name="ControlDeVersion.A2" office:value-type="string">
            <text:p text:style-name="P7">Versión inicial</text:p>
          </table:table-cell>
          <table:table-cell table:style-name="ControlDeVersion.C2" office:value-type="string">
            <text:p text:style-name="P7">10/11/2017</text:p>
          </table:table-cell>
        </table:table-row>
      </table:table>
      <text:p text:style-name="P4"/>
      <text:p text:style-name="P22"><draw:frame draw:style-name="fr1" draw:name="Frame4" text:anchor-type="as-char" svg:width="35.93cm" style:rel-width="100%" draw:z-index="3"><draw:text-box fo:min-height="0.499cm"><text:p text:style-name="P24">Título:<text:span text:style-name="T6">Experiencias aprendidas en la realización de las actividades esta semana.</text:span></text:p><text:p text:style-name="P8">Descripción: <text:span text:style-name="T7">Que se ha realizado y cómo se han solventado los errores.</text:span></text:p><text:p text:style-name="P8">Resolución: <text:span text:style-name="T19">Hemos aprendido en realizar tareas con respecto al tiempo que tenemos disponible. En algunos puntos hay métodos con menos eficiencia de la que debería. Juntar las diferentes ramas pueden dar problemas (solucionable con una tarea dedicada a la preparación de master). <text:s/></text:span></text:p></draw:text-box></draw:frame></text:p>
      <text:p text:style-name="P4"><draw:frame draw:style-name="fr1" draw:name="Frame5" text:anchor-type="as-char" svg:width="35.93cm" style:rel-width="100%" draw:z-index="4"><draw:text-box fo:min-height="0.499cm"><text:p text:style-name="P25">Título:<text:span text:style-name="T6">Comprobación del progreso de la quinta iteración.</text:span></text:p><text:p text:style-name="P8">Descripción: <text:span text:style-name="T8">¿Se han realizado todos los objetivos?</text:span></text:p><text:p text:style-name="P8">Resolución: <text:span text:style-name="T20">Ignacio José ha revisado el código y lo ha mejorado. Se considera entonces que se ha completado el objetivo de la iteración.</text:span></text:p></draw:text-box></draw:frame></text:p>
      <text:p text:style-name="P4"><draw:frame draw:style-name="fr1" draw:name="Frame6" text:anchor-type="as-char" svg:width="35.93cm" style:rel-width="100%" draw:z-index="5"><draw:text-box fo:min-height="0.499cm"><text:p text:style-name="P26">Título:<text:span text:style-name="T9">Definición de la sexta iteración.</text:span></text:p><text:p text:style-name="P8">Descripción: <text:span text:style-name="T10">Que tareas debe componer la siguiente iteración y qué objetivos cumplirá</text:span></text:p><text:p text:style-name="P8">Resolución: <text:span text:style-name="T21">Hacer que funcione en todos los equipos de trabajo. Completar el código relacionado con el pathfinding de obstáculos. Investigación de los WebSockets.</text:span></text:p></draw:text-box></draw:frame></text:p>
      <text:p text:style-name="P4"><draw:frame draw:style-name="fr1" draw:name="Frame7" text:anchor-type="as-char" svg:width="35.93cm" style:rel-width="100%" draw:z-index="6"><draw:text-box fo:min-height="0.499cm"><text:p text:style-name="P27">Título:<text:span text:style-name="T11">Análisis de las actividades, riesgos y aspectos pertinentes de la sexta iteración.</text:span></text:p><text:p text:style-name="P8">Descripción: <text:span text:style-name="T12">Dado los objetivos anteriormente definidos, qué actividades tendrá la actividad, ¿algún riesgo a destacar?</text:span></text:p><text:p text:style-name="P8">Resolución:</text:p></draw:text-box></draw:frame><draw:frame draw:style-name="fr2" draw:name="Frame12" text:anchor-type="as-char" svg:y="-4.339cm" svg:width="35.93cm" style:rel-width="100%" draw:z-index="12"><draw:text-box fo:min-height="0.499cm"><text:p text:style-name="P9">Identificado<text:span text:style-name="T5">r: A6-001</text:span></text:p><text:p text:style-name="P8">Título: <text:span text:style-name="T22">Hacer que funcione en todos los equipos de trabajo.</text:span></text:p><text:p text:style-name="P8">Descripción: <text:span text:style-name="T22">El ordenador de Román no tiene el mismo funcionamiento que el de Ignacio José, por lo tanto se debe corregir el posible error.</text:span></text:p><text:p text:style-name="P10">Duración: <text:span text:style-name="T23">1 día</text:span></text:p><text:p text:style-name="P11">Subactividades:</text:p><text:p text:style-name="P12">Riesgos asociados: </text:p></draw:text-box></draw:frame><draw:frame draw:style-name="fr2" draw:name="Frame13" text:anchor-type="as-char" svg:y="-4.339cm" svg:width="35.93cm" style:rel-width="100%" draw:z-index="11"><draw:text-box fo:min-height="0.499cm"><text:p text:style-name="P9">Identificado<text:span text:style-name="T5">r: A6-002</text:span></text:p><text:p text:style-name="P8">Título: <text:span text:style-name="T24">Completar el código del pathfinding de obstáculos</text:span></text:p><text:p text:style-name="P8">Descripción: <text:span text:style-name="T25">Román empezó el código relacionado con la detección de obstáculos en el movimiento.</text:span></text:p><text:p text:style-name="P10">Duración: <text:span text:style-name="T26">2 día</text:span></text:p><text:p text:style-name="P11">Subactividades:</text:p><text:p text:style-name="P12">Riesgos asociados: </text:p></draw:text-box></draw:frame><draw:frame draw:style-name="fr2" draw:name="Frame14" text:anchor-type="as-char" svg:y="-4.339cm" svg:width="35.93cm" style:rel-width="100%" draw:z-index="13"><draw:text-box fo:min-height="0.499cm"><text:p text:style-name="P9">Identificado<text:span text:style-name="T5">r: A6-003</text:span></text:p><text:p text:style-name="P8">Título: <text:span text:style-name="T27">Investigación de WebSockets</text:span></text:p><text:p text:style-name="P8">Descripción: <text:span text:style-name="T28">El profesor comentó que el uso de WebSocket podría ayudar en la comunicación entre el cliente y servidor.</text:span></text:p><text:p text:style-name="P10">Duración: <text:span text:style-name="T26">2 día</text:span></text:p><text:p text:style-name="P11">Subactividades:</text:p><text:p text:style-name="P12">Riesgos asociados: </text:p></draw:text-box></draw:frame></text:p>
      <text:p text:style-name="P4"><draw:frame draw:style-name="fr1" draw:name="Frame8" text:anchor-type="as-char" svg:width="35.93cm" style:rel-width="100%" draw:z-index="7"><draw:text-box fo:min-height="0.499cm"><text:p text:style-name="P28">Título:<text:span text:style-name="T13">Problemas y fallos encontrados en la revisión y soluciones pensadas.</text:span></text:p><text:p text:style-name="P8">Descripción: <text:span text:style-name="T14">En la anterior iteración, se dedicó a la corrección del código y revisión general del funcionamiento. ¿Se ha encontrado algo a destacar?</text:span></text:p><text:p text:style-name="P8">Resolución: <text:span text:style-name="T29">No había consistencia del sistema de coordenadas. Se ha modularizado el código de las celdas y unidades.</text:span></text:p></draw:text-box></draw:frame></text:p>
      <text:p text:style-name="P4"><draw:frame draw:style-name="fr1" draw:name="Frame9" text:anchor-type="as-char" svg:width="35.93cm" style:rel-width="100%" draw:z-index="8"><draw:text-box fo:min-height="0.499cm"><text:p text:style-name="P29">Título:<text:span text:style-name="T15">Acciones a realizar.</text:span></text:p><text:p text:style-name="P8">Descripción: <text:span text:style-name="T16">Qué debe hacer cada uno</text:span></text:p><text:p text:style-name="P8">Resolución: <text:span text:style-name="T30">Ignacio José se encargará de A6-001. Román se encargará hacer A6-003. A6-001 se haría entre los dos.</text:span></text:p></draw:text-box></draw:frame><draw:frame draw:style-name="fr1" draw:name="Frame10" text:anchor-type="as-char" svg:width="35.93cm" style:rel-width="100%" draw:z-index="9"><draw:text-box fo:min-height="0.499cm"><text:p text:style-name="P30">Título:<text:span text:style-name="T15">Ruegos y preguntas.</text:span></text:p><text:p text:style-name="P8">Descripción: <text:span text:style-name="T17">¿Alguna pregunta o mejora con respecto a la reunión?</text:span></text:p><text:p text:style-name="P8">Resolución: <text:span text:style-name="T31">No aplicable</text:span></text:p></draw:text-box></draw:frame><draw:frame draw:style-name="fr1" draw:name="Frame11" text:anchor-type="as-char" svg:width="35.93cm" style:rel-width="100%" draw:z-index="10"><draw:text-box fo:min-height="0.499cm"><text:p text:style-name="P31">Título:<text:span text:style-name="T15">Acuerdo de la realización de la próxima reunión.</text:span></text:p><text:p text:style-name="P8">Descripción: <text:span text:style-name="T18">¿Cuando se realizará la próxima reunión? Por defecto serán los viernes a las 18:00</text:span></text:p><text:p text:style-name="P8">Resolución: <text:span text:style-name="T32">Viernes a las 18:00.</text:span></text:p></draw:text-box></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2:02:51.063439024</meta:creation-date>
    <dc:date>2017-11-10T18:11:01.944661364</dc:date>
    <meta:editing-duration>PT30M56S</meta:editing-duration>
    <meta:editing-cycles>50</meta:editing-cycles>
    <meta:generator>LibreOffice/5.3.6.1$Linux_X86_64 LibreOffice_project/30m0$Build-1</meta:generator>
    <meta:document-statistic meta:table-count="1" meta:image-count="0" meta:object-count="0" meta:page-count="1" meta:paragraph-count="85" meta:word-count="523" meta:character-count="3555" meta:non-whitespace-character-count="3111"/>
  </office:meta>
</office:document-meta>
</file>